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5">
      <style:text-properties style:text-underline-style="solid" style:text-underline-width="auto" style:text-underline-color="font-color"/>
    </style:style>
    <style:style style:name="P8" style:family="paragraph" style:parent-style-name="Standard" style:list-style-name="L7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n descripteur, thermes qui ne peuvent avoir ni spécifiques, ni termes associés.</text:p>
      <text:p text:style-name="Standard"/>
      <text:p text:style-name="Standard"/>
      <text:p text:style-name="P1">Relations sémantiques :</text:p>
      <text:p text:style-name="Standard"/>
      <text:p text:style-name="Standard"/>
      <text:p text:style-name="Standard">Un <text:span text:style-name="T4">Thésaurus</text:span> est composé d'un ensemble de<text:span text:style-name="T4"> </text:span><text:span text:style-name="T3">Micro-thésaurus</text:span><text:span text:style-name="T5">,</text:span> <text:s/>qui correspondent aux différents concepts majeurs du thésaurus, de plus haut niveau. Cela permet donne un sens différent à un descripteur selon le concept. </text:p>
      <text:p text:style-name="Standard">Par exemple, c’est le cas du terme « dépendance », qui peut renvoyer au sein du thésaurus à deux concepts distincts : la dépendance des personnes âgées, exprimé par le descripteur « dépendance » appartenant au micro-thesaurus « Sociologie », et la dépendance à la drogue exprimée par « dépendances aux toxiques » appartenant au micro-thesaurus « Pratique de santé ».</text:p>
      <text:list xml:id="list1331972873" text:style-name="L7">
        <text:list-item>
          <text:p text:style-name="P8">MT <text:span text:style-name="T5">(micro-thésaurus)</text:span></text:p>
        </text:list-item>
      </text:list>
      <text:p text:style-name="Standard"/>
      <text:p text:style-name="Standard"><text:span text:style-name="T2">Relation d’équivalence,</text:span> <text:s/>correspond au terme vedette qui exprime le concept des termes plus ou moins synonymes</text:p>
      <text:list xml:id="list876720148" text:style-name="L1">
        <text:list-item>
          <text:p text:style-name="P2"><text:span text:style-name="T4">EP</text:span> (employé pour) : adjoint descripteur</text:p>
        </text:list-item>
        <text:list-item>
          <text:p text:style-name="P2"><text:span text:style-name="T4">EM</text:span> (employé) : adjoint non descripteur</text:p>
        </text:list-item>
      </text:list>
      <text:p text:style-name="Standard"/>
      <text:p text:style-name="Standard"><text:span text:style-name="T1">Relation associative,</text:span> <text:s/>entre les descripteurs appartenant à des MT différents, mais entre lesquels peuvent exister des proximités sémantiques.</text:p>
      <text:list xml:id="list723387561" text:style-name="L2">
        <text:list-item>
          <text:p text:style-name="P3"><text:span text:style-name="T4">TA</text:span> (terme associé)</text:p>
          <text:p text:style-name="P3"/>
        </text:list-item>
      </text:list>
      <text:p text:style-name="Standard"><text:span text:style-name="T1">Relation spécifique</text:span>, spécifie un descripteur générale (relation père → fils). </text:p>
      <text:p text:style-name="Standard">Ex : France est plus spécifique que Europe </text:p>
      <text:list xml:id="list590525491" text:style-name="L3">
        <text:list-item>
          <text:p text:style-name="P4"><text:span text:style-name="T4">TS</text:span>(terme spécifique)</text:p>
        </text:list-item>
      </text:list>
      <text:p text:style-name="Standard"/>
      <text:p text:style-name="Standard"><text:span text:style-name="T1">Relation générale, </text:span>généralise un descripteur (relation fils → père)</text:p>
      <text:p text:style-name="Standard">Ex : Europe est plus général <text:s/>que France</text:p>
      <text:list xml:id="list1088222598" text:style-name="L4">
        <text:list-item>
          <text:p text:style-name="P5"><text:span text:style-name="T4">TG</text:span>(terme général)</text:p>
        </text:list-item>
      </text:list>
      <text:p text:style-name="Standard"/>
      <text:p text:style-name="Standard"/>
      <text:p text:style-name="P1">Mode indexation (de recherche) :</text:p>
      <text:list xml:id="list1991311620" text:style-name="L5">
        <text:list-item>
          <text:p text:style-name="P7">Liste alphabétique structurée.</text:p>
          <text:p text:style-name="P6">Les descripteur sont affichés par ordre alphabétique, avec leur relation sémantique</text:p>
          <text:p text:style-name="P6"/>
        </text:list-item>
        <text:list-item>
          <text:p text:style-name="P7">Liste alphabétique permutée.</text:p>
          <text:p text:style-name="P6">Les descripteurs sont affichés selon les notions dans lesquels ils apparaissent.</text:p>
          <text:p text:style-name="P6"/>
        </text:list-item>
        <text:list-item>
          <text:p text:style-name="P6"><text:span text:style-name="T6">Liste alphabétique hiérarchique, par micro-thésaurus</text:span>.</text:p>
          <text:p text:style-name="P6">Les descripteurs sont affichés de manière hiérarchique entre eux, du therme le plus général au plus spécifique.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k </meta:initial-creator>
    <meta:creation-date>2012-11-08T11:11:00</meta:creation-date>
    <dc:date>2012-11-09T11:58:20</dc:date>
    <dc:creator>franck </dc:creator>
    <meta:editing-duration>PT1H35M24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23" meta:word-count="263" meta:character-count="1642" meta:non-whitespace-character-count="1510"/>
  </office:meta>
</office:document-meta>
</file>